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T3" style:parent-style-name="DefaultParagraphFont" style:family="text">
      <style:text-properties fo:font-size="15pt" style:font-size-asian="15pt" style:font-size-complex="15pt"/>
    </style:style>
    <style:style style:name="P4" style:parent-style-name="Standard" style:family="paragraph">
      <style:paragraph-properties fo:text-align="end"/>
      <style:text-properties fo:font-size="15pt" style:font-size-asian="15pt" style:font-size-complex="15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P7" style:parent-style-name="Standard" style:family="paragraph">
      <style:paragraph-properties fo:text-align="center"/>
      <style:text-properties fo:color="#FF0000" fo:font-size="15pt" style:font-size-asian="15pt" style:font-size-complex="15pt"/>
    </style:style>
    <style:style style:name="P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5" style:parent-style-name="Standard" style:family="paragraph">
      <style:paragraph-properties fo:text-align="justify"/>
      <style:text-properties fo:font-size="15pt" style:font-size-asian="15pt" style:font-size-complex="15pt"/>
    </style:style>
  </office:automatic-styles>
  <office:body>
    <office:text text:use-soft-page-breaks="true">
      <text:p text:style-name="P1"><text:span text:style-name="T3">12 Aprile 2024</text:span></text:p>
      <text:p text:style-name="P4"/>
      <text:p text:style-name="P5"><text:span text:style-name="T6">8 Lezione Embedded</text:span></text:p>
      <text:p text:style-name="P7"/>
      <text:p text:style-name="P8">Dispositivi che piloti in base a quello che ti serve (input/output)</text:p>
      <text:p text:style-name="P9"/>
      <text:p text:style-name="P10">Output -&gt; acceso o spento (0 o 1 logico)</text:p>
      <text:p text:style-name="P11">Input -&gt; legge valore di tensione dall’esterno (0 o 1 logico)</text:p>
      <text:p text:style-name="P12"/>
      <text:p text:style-name="P13">Registro Tris -&gt; conigura entrata o uscita -&gt; setto valori numerici</text:p>
      <text:p text:style-name="P14">Dato importnate solo se numero messa in binario</text:p>
      <text:p text:style-name="P15">0 -&gt; uscita</text:p>
      <text:p text:style-name="P16">1 -&gt; ingresso</text:p>
      <text:p text:style-name="P17"/>
      <text:p text:style-name="P18">Imposto uscita -&gt; registro Port -&gt; assegno un valore<text:s/></text:p>
      <text:p text:style-name="P19"/>
      <text:p text:style-name="P20">Tris -&gt; deciso direzione</text:p>
      <text:p text:style-name="P21">Port -&gt; decido valori delle porte</text:p>
      <text:p text:style-name="P22"/>
      <text:p text:style-name="P23">Input collegato a una resistenza che lo mette Pull-Up -&gt; quindii lo porta a 1<text:s/></text:p>
      <text:p text:style-name="P24"/>
      <text:p text:style-name="P25">Dove puoi decidere cosa fare -&gt; vedere i livelli da fare dell’Embedded</text:p>
      <text:p text:style-name="P26"/>
      <text:p text:style-name="P27">Programma sequenziale -&gt; 1 istruzione alla volta in sequenza<text:s/></text:p>
      <text:p text:style-name="P28"/>
      <text:p text:style-name="P29"/>
      <text:soft-page-break/>
      <text:p text:style-name="P30">Dispositivo di clock -&gt; scambia stato da 0 a 1 sempre -&gt; produce onda quadra impostando una velocità che impostavmo noi<text:s/></text:p>
      <text:p text:style-name="P31"/>
      <text:p text:style-name="P32">Contatore -&gt; con numero con 14 cire -&gt; indecizza memoria e prooduce istruzione (+ volte sale contatore) -&gt; + veloce l’esecuzione del programma</text:p>
      <text:p text:style-name="P33"/>
      <text:p text:style-name="P34">Microcontrollore -&gt; 4 step<text:s/></text:p>
      <text:p text:style-name="P35"/>
      <text:p text:style-name="P36">Clock -&gt; diverse perifiche che si collegano all’esterno es. Timer<text:s/></text:p>
      <text:p text:style-name="P37">Timer -&gt; conta fino a quando non arriva al massimo -&gt; contatore Overflow (fuori capacità massima)<text:s/></text:p>
      <text:p text:style-name="P38"/>
      <text:p text:style-name="P39">9 bit -&gt; segnale di Overflow -&gt; sinterpreta il messaggio -&gt; segnale terminato conteggio -&gt; intercetti e usi come allarme per fine conteggio<text:s/></text:p>
      <text:p text:style-name="P40"/>
      <text:p text:style-name="P41">Salva valore in cui sei arrivato in una memoria -&gt; valore counter con un valore <text:s text:c="13"/>-&gt; in un’altra scheda -&gt; eseguo un altro metodo -&gt; fine conteggio -&gt; comincia da dove si ferma (interrupt) -&gt; fa altro -&gt; ogni vvolta bisogna portare a 0 il bit di segno<text:s/></text:p>
      <text:p text:style-name="P42"/>
      <text:p text:style-name="P43">EEPROM -&gt; memoria macchina con ritenuta ritentva -&gt; tiene in memoria dato</text:p>
      <text:p text:style-name="P44"/>
      <text:p text:style-name="P45">Perifiche -&gt; chiamano Interrupt -&gt; capire chi li chiama -&gt; solo una funziona -&gt; chi scatena Interrupt <text:s/></text:p>
      <text:p text:style-name="P46"/>
      <text:p text:style-name="P47">Macchine che hanno perifiche per ciascun dato -&gt; funzione separato per ogni caso<text:s/></text:p>
      <text:p text:style-name="P48"/>
      <text:soft-page-break/>
      <text:p text:style-name="P49">Tastierino Numerico -&gt; numero di fili i/O<text:s/></text:p>
      <text:p text:style-name="P50"><text:tab/><text:tab/><text:tab/><text:tab/>Tuttii I<text:s/></text:p>
      <text:p text:style-name="P51"/>
      <text:p text:style-name="P52">Matrice riga colonna -&gt; utilizzando meno fili<text:s/></text:p>
      <text:p text:style-name="P53">16 pulsanti utilizzando 8 fili<text:s/></text:p>
      <text:p text:style-name="P54"/>
      <text:p text:style-name="P55">8 fili -&gt; 4 I e 4 <text:s/>O</text:p>
      <text:p text:style-name="P56"/>
      <text:p text:style-name="P57">O <text:s text:c="3"/>-&gt; <text:s/>abiitanno colonna ogni secondo uno alla vola, singola collonna 1 ala voltta</text:p>
      <text:p text:style-name="P58"><text:s/>I <text:s text:c="3"/>-&gt; <text:s/>vado a leggere la riga all’interno della colonna e decido quale è premuto<text:s text:c="5"/></text:p>
      <text:p text:style-name="P59"/>
      <text:p text:style-name="P60">Attivazione colonna -&gt; vuol dire portale colonna a 0 -&gt; uno alla volta (ogni riga ha una resistenza di Pull-Up)</text:p>
      <text:p text:style-name="P61">Abbasso linea -&gt; e leggo ingressi e vedo che bottone è stato premuto</text:p>
      <text:p text:style-name="P62"/>
      <text:p text:style-name="P63">Ogni scrittura di <text:s/>colonna -&gt; lego valore e vedo quale è il bit a<text:s/>0</text:p>
      <text:p text:style-name="P64"/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mmentText" style:display-name="Comment 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DefaultParagraphFontWW" style:display-name="Default Paragraph Font (WW)" style:family="text"/>
    <style:style style:name="IntestazioneCarattere" style:display-name="Intestazione Carattere" style:family="text" style:parent-style-name="DefaultParagraphFontWW"/>
    <style:style style:name="PièdipaginaCarattere" style:display-name="Piè di pagina Carattere" style:family="text" style:parent-style-name="DefaultParagraphFontWW"/>
    <style:style style:name="PlaceholderText" style:display-name="Placeholder Text" style:family="text" style:parent-style-name="DefaultParagraphFontWW">
      <style:text-properties fo:color="#808080"/>
    </style:style>
    <style:style style:name="CommentReference" style:display-name="Comment Reference" style:family="text" style:parent-style-name="DefaultParagraphFontWW">
      <style:text-properties fo:font-size="8pt" style:font-size-asian="8pt" style:font-size-complex="8pt"/>
    </style:style>
    <style:style style:name="TestocommentoCarattere" style:display-name="Testo commento Carattere" style:family="text" style:parent-style-name="DefaultParagraphFontWW">
      <style:text-properties fo:font-size="10pt" style:font-size-asian="10pt" style:font-size-complex="10pt"/>
    </style:style>
    <style:style style:name="SoggettocommentoCarattere" style:display-name="Soggetto commento Carattere" style:family="text" style:parent-style-name="TestocommentoCarattere">
      <style:text-properties fo:font-weight="bold" style:font-weight-asian="bold" style:font-weight-complex="bold" fo:font-size="10pt" style:font-size-asian="10pt" style:font-size-complex="10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cola Marano</meta:initial-creator>
    <dc:creator>Nicola Marano</dc:creator>
    <meta:creation-date>2023-10-12T07:03:00Z</meta:creation-date>
    <dc:date>2024-04-12T08:41:00Z</dc:date>
    <meta:template xlink:href="Normal.dotm" xlink:type="simple"/>
    <meta:editing-cycles>300</meta:editing-cycles>
    <meta:editing-duration>PT86700S</meta:editing-duration>
    <meta:user-defined meta:name="AppVersion">16.0000</meta:user-defined>
    <meta:document-statistic meta:page-count="3" meta:paragraph-count="4" meta:word-count="358" meta:character-count="2398" meta:row-count="17" meta:non-whitespace-character-count="2044"/>
  </office:meta>
</office:document-meta>
</file>